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UtilsTests.copyTo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eamUtilsTests.copy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eamUtilsTests.copy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eamUtilsTests.cop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eamUtilsTests.copy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eamUtilsTests.copy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eamUtils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eamUtilsTests.nonClosing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reamUtilsTests.nonClosing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